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4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5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6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7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8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8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should this all go?</text:p>
      <text:p text:style-name="P2"/>
      <text:list xml:id="list4030528082982759299" text:style-name="L1">
        <text:list-item>
          <text:p text:style-name="P6">Players should want to have larger numbers of more complex societies.</text:p>
        </text:list-item>
        <text:list-item>
          <text:p text:style-name="P6">Smaller, sparser societies are more self-sufficient, but produce less-valuable goods.</text:p>
        </text:list-item>
        <text:list-item>
          <text:p text:style-name="P6">Larger, denser societies require outside help but produce more valuable goods.</text:p>
        </text:list-item>
        <text:list-item>
          <text:p text:style-name="P6">Urban centers should need a lot of farmlands to support them.</text:p>
        </text:list-item>
        <text:list-item>
          <text:p text:style-name="P6">The fundamental basis, and limiting factor, of all societies is access to food.</text:p>
        </text:list-item>
        <text:list-item>
          <text:p text:style-name="P6">Smaller societies have simpler needs that take less effort to satisfy.</text:p>
        </text:list-item>
        <text:list-item>
          <text:p text:style-name="P6">Large societies have more complex needs that take more effort to satisfy.</text:p>
        </text:list-item>
        <text:list-item>
          <text:p text:style-name="P6">When a society has had its needs satisfied for long enough, it should become more complex.</text:p>
        </text:list-item>
        <text:list-item>
          <text:p text:style-name="P6">When a society has had its needs go unsatisfied for long enough, it should become less complex.</text:p>
        </text:list-item>
        <text:list-item>
          <text:p text:style-name="P6">Less complex societies should want what more complex societies have, but should not need what they have to survive.</text:p>
        </text:list-item>
        <text:list-item>
          <text:p text:style-name="P6">More complex societies should need what less complex societies have.</text:p>
        </text:list-item>
        <text:list-item>
          <text:p text:style-name="P6">Players should always be hungry for resources. Every time they get a resource, they should have an immediate purpose that they wish to spend those resources on.</text:p>
        </text:list-item>
        <text:list-item>
          <text:p text:style-name="P6">Less complex societies enable life. More complex societies improve life.</text:p>
        </text:list-item>
        <text:list-item>
          <text:p text:style-name="P6">Not every society should have the ability to advance the complexity ladder. Some societies being larger and more complex means that others must be smaller and simpler.</text:p>
        </text:list-item>
        <text:list-item>
          <text:p text:style-name="P6">For a given rung on the complexity ladder, there should be many more societies on the rung below, and many fewer on the rung above (like trophic levels).</text:p>
        </text:list-item>
        <text:list-item>
          <text:p text:style-name="P6">More complex societies both require and enable more extensive interconnectivity.</text:p>
        </text:list-item>
        <text:list-item>
          <text:p text:style-name="P6">Building and maintaining the most complex societies should be an ordeal.</text:p>
        </text:list-item>
        <text:list-item>
          <text:p text:style-name="P6">Not every part of the map should be able to do everything.</text:p>
        </text:list-item>
        <text:list-item>
          <text:p text:style-name="P6">Larger and larger societies should exert more and more influence (positive and negative) on a larger and larger section of the map. The largest and most complex societies should orient the entire map around themselves.</text:p>
        </text:list-item>
        <text:list-item>
          <text:p text:style-name="P6">More complex societies should enable less complex ones to do new and different things, possibly giving them different versions of themselves they can occupy.</text:p>
        </text:list-item>
        <text:list-item>
          <text:p text:style-name="P6">The needs of large societies should include most (if not all) of the products of the societies below them.</text:p>
        </text:list-item>
      </text:list>
      <text:p text:style-name="P1"/>
      <text:p text:style-name="P5">Version 1</text:p>
      <text:p text:style-name="P3"/>
      <text:p text:style-name="P2">Farmlands</text:p>
      <text:list xml:id="list2863122414550111170" text:style-name="L2">
        <text:list-item>
          <text:p text:style-name="P7">Produces 1 food per turn.</text:p>
        </text:list-item>
        <text:list-item>
          <text:p text:style-name="P7">Needs nothing.</text:p>
        </text:list-item>
        <text:list-item>
          <text:p text:style-name="P7">Wants 1 yellow OR 1 white OR 1 blue per turn.</text:p>
        </text:list-item>
        <text:list-item>
          <text:p text:style-name="P7">Can be cleared into empty land at will. Clearing destroys all resources contained in the farmland being destroyed.</text:p>
        </text:list-item>
      </text:list>
      <text:p text:style-name="P2"/>
      <text:p text:style-name="P2">Villages</text:p>
      <text:list xml:id="list3329211945123235799" text:style-name="L3">
        <text:list-item>
          <text:p text:style-name="P8">Produces 2 yellow.</text:p>
        </text:list-item>
        <text:list-item>
          <text:p text:style-name="P8">Needs 2 food per turn.</text:p>
        </text:list-item>
        <text:list-item>
          <text:p text:style-name="P8">Wants 1 white OR 1 blue per turn.</text:p>
        </text:list-item>
        <text:list-item>
          <text:p text:style-name="P8">Will upgrade to a town when it has 6 food.</text:p>
        </text:list-item>
      </text:list>
      <text:p text:style-name="P2"/>
      <text:p text:style-name="P2">Towns</text:p>
      <text:list xml:id="list6107341909649046436" text:style-name="L4">
        <text:list-item>
          <text:p text:style-name="P9">Produces 3 white.</text:p>
        </text:list-item>
        <text:list-item>
          <text:p text:style-name="P9">Needs 2 yellow and 4 food per turn.</text:p>
        </text:list-item>
        <text:list-item>
          <text:p text:style-name="P9">Wants 1 blue per turn.</text:p>
        </text:list-item>
        <text:list-item>
          <text:p text:style-name="P9">Will upgrade to a city when it has 6 yellow and 12 food.</text:p>
        </text:list-item>
      </text:list>
      <text:p text:style-name="P2"/>
      <text:p text:style-name="P2">Cities</text:p>
      <text:list xml:id="list6122252128201608970" text:style-name="L5">
        <text:list-item>
          <text:p text:style-name="P10">Produces 4 blue.</text:p>
        </text:list-item>
        <text:list-item>
          <text:p text:style-name="P10">Needs 2 white, 4 yellow, and 8 food per turn.</text:p>
        </text:list-item>
        <text:list-item>
          <text:p text:style-name="P10">wants nothing beyond its needs.</text:p>
        </text:list-item>
      </text:list>
      <text:p text:style-name="P2"/>
      <text:p text:style-name="P2">Depots</text:p>
      <text:list xml:id="list3080034619714793777" text:style-name="L6">
        <text:list-item>
          <text:p text:style-name="P11">Costs 10 yellow to construct from empty land.</text:p>
        </text:list-item>
        <text:list-item>
          <text:p text:style-name="P11">Can store up to 20 of each resource type.</text:p>
        </text:list-item>
      </text:list>
      <text:p text:style-name="P2"/>
      <text:p text:style-name="P2">Tubes</text:p>
      <text:list xml:id="list6065676329922450603" text:style-name="L7">
        <text:list-item>
          <text:p text:style-name="P12">Cost nothing to construct in interstitial space.</text:p>
        </text:list-item>
        <text:list-item>
          <text:p text:style-name="P12">Are represented by a red token.</text:p>
        </text:list-item>
        <text:list-item>
          <text:p text:style-name="P12">Can transport up to 10 resources in one direction, and another 10 in the other.</text:p>
        </text:list-item>
      </text:list>
      <text:p text:style-name="P1"/>
      <text:p text:style-name="P2">Improved Tubes</text:p>
      <text:list xml:id="list4555238031863117278" text:style-name="L8">
        <text:list-item>
          <text:p text:style-name="P13">Costs 10 white to upgrade from normal tubes.</text:p>
        </text:list-item>
        <text:list-item>
          <text:p text:style-name="P13">Are represented by 2 red tokens.</text:p>
        </text:list-item>
        <text:list-item>
          <text:p text:style-name="P13">Can transport up to 20 resources in one direction, and another 20 in the other.</text:p>
        </text:list-item>
      </text:list>
      <text:p text:style-name="P1"/>
      <text:p text:style-name="P2">Empty Land</text:p>
      <text:list xml:id="list4419226011405834391" text:style-name="L9">
        <text:list-item>
          <text:p text:style-name="P14">Can be converted into farmland with 10 of some combination of yellow, red, and blue.</text:p>
        </text:list-item>
        <text:list-item>
          <text:p text:style-name="P14">Can be converted into a village with 6 food.</text:p>
        </text:list-item>
      </text:list>
      <text:p text:style-name="P1"/>
      <text:p text:style-name="P4">If a society spends 3 turns without consuming any of its needed goods, it descends the complexity ladder.</text:p>
      <text:p text:style-name="P4"/>
      <text:p text:style-name="P4">Goods transfer between connected, neighboring nodes instantly.</text:p>
      <text:p text:style-name="P4"/>
      <text:p text:style-name="P4">Depots cannot transfer goods received from other depots on the turn they received them.</text:p>
      <text:p text:style-name="P4"><text:soft-page-break/></text:p>
      <text:p text:style-name="P4">Producers do not stockpile surplus.</text:p>
      <text:p text:style-name="P4"/>
      <text:p text:style-name="P4">Production happens, then consumption.</text:p>
      <text:p text:style-name="P4"/>
      <text:p text:style-name="P1">Players decide where resources go when there are multiple options.</text:p>
      <text:p text:style-name="P1"/>
      <text:p text:style-name="P1">When a society's needs are satisfied, they produce an extra 1 of the resource they produce.</text:p>
      <text:p text:style-name="P1"/>
      <text:p text:style-name="P1">Wanted goods are consumed at the rate they are wanted every turn, same as needed goods.</text:p>
      <text:p text:style-name="P1"/>
      <text:p text:style-name="P1">All resources are consumed when a society ascends the complexity ladder.</text:p>
      <text:p text:style-name="P1"/>
      <text:p text:style-name="P2">Observations</text:p>
      <text:list xml:id="list3449719572974374506" text:style-name="L10">
        <text:list-item>
          <text:p text:style-name="P15">Since villages can decay into farmlands, there's basically no incentive to spend yellow, white, and blue developing farmland.</text:p>
        </text:list-item>
        <text:list-item>
          <text:p text:style-name="P15">This prototype seems more difficult to reason about than the type 1s.</text:p>
        </text:list-item>
        <text:list-item>
          <text:p text:style-name="P15">Figuring out where to send yellow, white, and blue to get the resources you need to maintain complex societies seems like a substantial task in a society near equilibrium.</text:p>
          <text:list>
            <text:list-item>
              <text:p text:style-name="P15">Fguring out how to distribute those resources more effectively seems like it'll be able to change the equilibrium, though by how much I can't say.</text:p>
            </text:list-item>
          </text:list>
        </text:list-item>
      </text:list>
      <text:p text:style-name="P1"/>
      <text:p text:style-name="P1"/>
      <text:p text:style-name="P5">Version 2</text:p>
      <text:p text:style-name="P3"/>
      <text:p text:style-name="P2">Farmlands</text:p>
      <text:list xml:id="list30226019" text:continue-list="list2863122414550111170" text:style-name="L2">
        <text:list-item>
          <text:p text:style-name="P7">Produces 1 food per turn.</text:p>
        </text:list-item>
        <text:list-item>
          <text:p text:style-name="P7">Needs nothing.</text:p>
        </text:list-item>
        <text:list-item>
          <text:p text:style-name="P7">Wants 1 yellow OR 1 white OR 1 blue per turn.</text:p>
        </text:list-item>
        <text:list-item>
          <text:p text:style-name="P7">Can be cleared into empty land at will. Clearing destroys all resources contained in the farmland being destroyed.</text:p>
        </text:list-item>
      </text:list>
      <text:p text:style-name="P2"/>
      <text:p text:style-name="P2">Villages</text:p>
      <text:list xml:id="list8366832376478931478" text:style-name="L11">
        <text:list-item>
          <text:p text:style-name="P16">Produces 1 yellow.</text:p>
        </text:list-item>
        <text:list-item>
          <text:p text:style-name="P16">Needs 2 food per turn.</text:p>
        </text:list-item>
        <text:list-item>
          <text:p text:style-name="P16">Wants 1 white OR 1 blue per turn.</text:p>
        </text:list-item>
        <text:list-item>
          <text:p text:style-name="P16">Will upgrade to a town when it has 6 food.</text:p>
        </text:list-item>
      </text:list>
      <text:p text:style-name="P2"/>
      <text:p text:style-name="P2">Towns</text:p>
      <text:list xml:id="list614994578821852509" text:style-name="L12">
        <text:list-item>
          <text:p text:style-name="P17">Produces 2 white.</text:p>
        </text:list-item>
        <text:list-item>
          <text:p text:style-name="P17">Needs 2 yellow per turn.</text:p>
        </text:list-item>
        <text:list-item>
          <text:p text:style-name="P17">Wants 1 blue per turn.</text:p>
        </text:list-item>
        <text:list-item>
          <text:p text:style-name="P17">Will upgrade to a city when it has 6 yellow.</text:p>
        </text:list-item>
      </text:list>
      <text:p text:style-name="P2"/>
      <text:p text:style-name="P2">Cities</text:p>
      <text:list xml:id="list9000447827637113215" text:style-name="L13">
        <text:list-item>
          <text:p text:style-name="P18">Produces 3 blue.</text:p>
        </text:list-item>
        <text:list-item>
          <text:p text:style-name="P18">Needs 4 white per turn.</text:p>
        </text:list-item>
        <text:list-item>
          <text:p text:style-name="P18">wants nothing beyond its needs.</text:p>
        </text:list-item>
      </text:list>
      <text:p text:style-name="P2"/>
      <text:p text:style-name="P2">Depots</text:p>
      <text:list xml:id="list150007758985522331" text:style-name="L14">
        <text:list-item>
          <text:p text:style-name="P19">Costs 5 yellow to construct from empty land.</text:p>
        </text:list-item>
        <text:list-item>
          <text:p text:style-name="P19">Can store up to 20 of each resource type.</text:p>
        </text:list-item>
      </text:list>
      <text:p text:style-name="P2"/>
      <text:p text:style-name="P2">Tubes</text:p>
      <text:list xml:id="list6794231277120153032" text:style-name="L15">
        <text:list-item>
          <text:p text:style-name="P20">Cost nothing to construct in interstitial space.</text:p>
        </text:list-item>
        <text:list-item>
          <text:p text:style-name="P20">Are represented by a red token.</text:p>
        </text:list-item>
        <text:list-item>
          <text:p text:style-name="P20">Can transport up to 10 resources in one direction, and another 10 in the other.</text:p>
        </text:list-item>
      </text:list>
      <text:p text:style-name="P1"/>
      <text:p text:style-name="P2">Improved Tubes</text:p>
      <text:list xml:id="list4289240865964115985" text:style-name="L16">
        <text:list-item>
          <text:p text:style-name="P21">Costs 5 blue to upgrade from normal tubes.</text:p>
        </text:list-item>
        <text:list-item>
          <text:p text:style-name="P21">Are represented by 2 red tokens.</text:p>
        </text:list-item>
        <text:list-item>
          <text:p text:style-name="P21">Can transport up to 20 resources in one direction, and another 20 in the other.</text:p>
        </text:list-item>
      </text:list>
      <text:p text:style-name="P1"/>
      <text:p text:style-name="P2">Empty Land</text:p>
      <text:list xml:id="list2704985159060103757" text:style-name="L17">
        <text:list-item>
          <text:p text:style-name="P22">Can be converted into farmland with 6 of some combination of yellow, red, and blue.</text:p>
        </text:list-item>
        <text:list-item>
          <text:p text:style-name="P22">Can be converted into a village with 9 food.</text:p>
        </text:list-item>
      </text:list>
      <text:p text:style-name="P1"/>
      <text:p text:style-name="P4">If a society spends 3 turns without consuming any of its needed goods, it descends the complexity ladder.</text:p>
      <text:p text:style-name="P4"/>
      <text:p text:style-name="P4">Goods transfer between connected, neighboring nodes instantly.</text:p>
      <text:p text:style-name="P4"/>
      <text:p text:style-name="P4">Depots cannot transfer goods received from other depots on the turn they received them.</text:p>
      <text:p text:style-name="P4"><text:soft-page-break/></text:p>
      <text:p text:style-name="P4">Producers do not stockpile surplus production, but do stockpile their needs and wants.</text:p>
      <text:p text:style-name="P4"/>
      <text:p text:style-name="P4">Production happens, then consumption.</text:p>
      <text:p text:style-name="P4"/>
      <text:p text:style-name="P1">Players decide where resources go when there are multiple options.</text:p>
      <text:p text:style-name="P1"/>
      <text:p text:style-name="P1">When a society's needs are satisfied, they produce an extra 1 of the resource they produce.</text:p>
      <text:p text:style-name="P1"/>
      <text:p text:style-name="P1">Wanted goods are consumed at the rate they are wanted every turn, same as needed goods.</text:p>
      <text:p text:style-name="P1"/>
      <text:p text:style-name="P1">All resources are consumed when a society ascends the complexity ladder.</text:p>
      <text:p text:style-name="P1"/>
      <text:p text:style-name="P2">Observations</text:p>
      <text:list xml:id="list6672117443967675162" text:style-name="L18">
        <text:list-item>
          <text:p text:style-name="P23">The current configuration gives some stable engines the ability to choose what products they output. For instance, 4 farm/2 village can output either 2 yellow or 2 food, depending on its needs.</text:p>
        </text:list-item>
        <text:list-item>
          <text:p text:style-name="P23">For a given level, the productions of that society are not necessary to advance to the next level.</text:p>
        </text:list-item>
        <text:list-item>
          <text:p text:style-name="P23">In my tests, I did not find any need to upgrade any of the tubes.</text:p>
        </text:list-item>
        <text:list-item>
          <text:p text:style-name="P23">Upgrading minimal configurations to their most complex equilibrium seems to require a lot of starvation juggling, where certain societies are not given their needs on some turns. Not sure how to think about th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4M14S</meta:editing-duration>
    <meta:editing-cycles>8</meta:editing-cycles>
    <meta:generator>OpenOffice/4.1.1$Win32 OpenOffice.org_project/411m6$Build-9775</meta:generator>
    <dc:date>2017-02-19T10:03:21.06</dc:date>
    <meta:document-statistic meta:table-count="0" meta:image-count="0" meta:object-count="0" meta:page-count="5" meta:paragraph-count="118" meta:word-count="1250" meta:character-count="6918"/>
    <meta:user-defined meta:name="Info 1"/>
    <meta:user-defined meta:name="Info 2"/>
    <meta:user-defined meta:name="Info 3"/>
    <meta:user-defined meta:name="Info 4"/>
  </office:meta>
</office:document-meta>
</file>